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V_ST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string" calcext:value-type="string">
            <text:p>A_MAX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V_MAX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D_MAX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V_STOP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21:02:03.164942701</meta:creation-date>
    <dc:date>2021-05-24T21:05:21.209595479</dc:date>
    <meta:editing-duration>PT3M18S</meta:editing-duration>
    <meta:editing-cycles>1</meta:editing-cycles>
    <meta:document-statistic meta:table-count="1" meta:cell-count="18" meta:object-count="0"/>
    <meta:generator>LibreOffice/6.4.7.2$Linux_X86_64 LibreOffice_project/40$Build-2</meta:generator>
  </office:meta>
</office:document-meta>
</file>